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35e5" officeooo:paragraph-rsid="000835e5"/>
    </style:style>
    <style:style style:name="P2" style:family="paragraph" style:parent-style-name="Standard">
      <style:text-properties officeooo:rsid="000835e5" officeooo:paragraph-rsid="00099f35"/>
    </style:style>
    <style:style style:name="P3" style:family="paragraph" style:parent-style-name="Standard">
      <style:text-properties officeooo:rsid="00099f35" officeooo:paragraph-rsid="00099f35"/>
    </style:style>
    <style:style style:name="T1" style:family="text">
      <style:text-properties officeooo:rsid="00099f35"/>
    </style:style>
    <style:style style:name="T2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text-emphasize="none"/>
    </style:style>
    <style:style style:name="T3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officeooo:rsid="00099f35" style:font-size-asian="11pt" style:font-style-asian="normal" style:font-weight-asian="bold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Kill</text:p>
      <text:p text:style-name="P1">A, B(Unnamed: 0) – row ID</text:p>
      <text:p text:style-name="P1">VersionNum</text:p>
      <text:p text:style-name="P1">ImportDate</text:p>
      <text:p text:style-name="P1">CopayInnTier1, CopayInnTier2, CopayOutofNet, CoinsInnTier1, CoinsInnTier2, CoinsOutofNet <text:s/><text:span text:style-name="T1">end -IsEHB)</text:span></text:p>
      <text:p text:style-name="P1"><text:span text:style-name="T2">MinimumStay</text:span></text:p>
      <text:p text:style-name="P1"><text:span text:style-name="T2">EHBVarReason </text:span><text:span text:style-name="T3">to end</text:span></text:p>
      <text:p text:style-name="P1"/>
      <text:p text:style-name="P1"/>
      <text:p text:style-name="P1">other</text:p>
      <text:p text:style-name="P1">BusinessYear</text:p>
      <text:p text:style-name="P1">StateCode/StateCode2 – 39</text:p>
      <text:p text:style-name="P1">SourceName – same 3</text:p>
      <text:p text:style-name="P1">Explanation</text:p>
      <text:p text:style-name="P1"/>
      <text:p text:style-name="P1"/>
      <text:p text:style-name="P1"/>
      <text:p text:style-name="P1">keys - </text:p>
      <text:p text:style-name="P1">IssuerId, IssuerId2 5 digit</text:p>
      <text:p text:style-name="P1">StandardComponentId – IssuerID+2 letter State + 7 digit #</text:p>
      <text:p text:style-name="P1">PlanId – StandardId +’-00 to -04’</text:p>
      <text:p text:style-name="P1"/>
      <text:p text:style-name="P1"/>
      <text:p text:style-name="P1">BenefitName <text:span text:style-name="T1">(!!)</text:span></text:p>
      <text:p text:style-name="P3">IsEHB – Yes, blank</text:p>
      <text:p text:style-name="P2">IsStateMandate - <text:span text:style-name="T1">Yes, blank</text:span></text:p>
      <text:p text:style-name="P2">IsCovered – <text:span text:style-name="T1">Covered, blank, Not Covered, Not covered</text:span></text:p>
      <text:p text:style-name="P2">QuantLimitOnSvc – <text:span text:style-name="T1">yes, no, blank, case issues</text:span></text:p>
      <text:p text:style-name="P2">LimitQty, LimitUnit</text:p>
      <text:p text:style-name="P3">Exclusions – 1771 (no time)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4:44:21.649795483</meta:creation-date>
    <dc:date>2019-09-10T15:45:19.535420063</dc:date>
    <meta:editing-duration>PT1H5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75" meta:character-count="580" meta:non-whitespace-character-count="517"/>
  </office:meta>
</office:document-meta>
</file>